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marker-start-width="0.3cm" draw:marker-end="Rounded_20_short_20_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0.559cm" fo:min-width="0.398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0.648cm" fo:min-width="0.398cm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0.648cm" fo:min-width="0.398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bbe33d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42cm" svg:y1="6.842cm" svg:x2="26.146cm" svg:y2="6.842cm">
          <text:p/>
        </draw:line>
        <draw:frame draw:style-name="gr2" draw:text-style-name="P3" draw:layer="layout" svg:width="3.302cm" svg:height="1.143cm" svg:x="2.651cm" svg:y="6.207cm">
          <draw:text-box>
            <text:p text:style-name="P2">Master</text:p>
          </draw:text-box>
        </draw:frame>
        <draw:line draw:style-name="gr3" draw:text-style-name="P4" draw:layer="layout" svg:x1="6.842cm" svg:y1="9.255cm" svg:x2="26.273cm" svg:y2="9.255cm">
          <text:p/>
        </draw:line>
        <draw:frame draw:style-name="gr4" draw:text-style-name="P3" draw:layer="layout" svg:width="3.429cm" svg:height="0.962cm" svg:x="2.651cm" svg:y="11.214cm">
          <draw:text-box>
            <text:p text:style-name="P2">Develop</text:p>
          </draw:text-box>
        </draw:frame>
        <draw:custom-shape draw:style-name="gr5" draw:text-style-name="P1" draw:layer="layout" svg:width="1.27cm" svg:height="1.27cm" svg:x="7.858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143cm" svg:x="10.144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715cm" svg:y1="11.922cm" svg:x2="26.146cm" svg:y2="11.922cm">
          <text:p/>
        </draw:line>
        <draw:line draw:style-name="gr3" draw:text-style-name="P4" draw:layer="layout" svg:x1="6.842cm" svg:y1="14.208cm" svg:x2="26.273cm" svg:y2="14.208cm">
          <text:p/>
        </draw:line>
        <draw:line draw:style-name="gr3" draw:text-style-name="P4" draw:layer="layout" svg:x1="6.842cm" svg:y1="3.921cm" svg:x2="26.273cm" svg:y2="3.921cm">
          <text:p/>
        </draw:line>
        <draw:frame draw:style-name="gr4" draw:text-style-name="P3" draw:layer="layout" svg:width="3.302cm" svg:height="0.962cm" svg:x="2.651cm" svg:y="3.54cm">
          <draw:text-box>
            <text:p text:style-name="P2">HotFix</text:p>
          </draw:text-box>
        </draw:frame>
        <draw:frame draw:style-name="gr7" draw:text-style-name="P3" draw:layer="layout" svg:width="5.461cm" svg:height="2.384cm" svg:x="1.635cm" svg:y="13.475cm">
          <draw:text-box>
            <text:p text:style-name="P2">VistaIntegrantesEquipo</text:p>
          </draw:text-box>
        </draw:frame>
        <draw:frame draw:style-name="gr8" draw:text-style-name="P3" draw:layer="layout" svg:width="3.048cm" svg:height="2.384cm" svg:x="2.905cm" svg:y="16.494cm">
          <draw:text-box>
            <text:p text:style-name="P2">EliminarElementos</text:p>
          </draw:text-box>
        </draw:frame>
        <draw:frame draw:style-name="gr4" draw:text-style-name="P3" draw:layer="layout" svg:width="3.429cm" svg:height="0.962cm" svg:x="2.651cm" svg:y="8.801cm">
          <draw:text-box>
            <text:p text:style-name="P2">Release</text:p>
          </draw:text-box>
        </draw:frame>
        <draw:line draw:style-name="gr3" draw:text-style-name="P4" draw:layer="layout" svg:x1="8.747cm" svg:y1="7.477cm" svg:x2="10.398cm" svg:y2="11.287cm">
          <text:p/>
        </draw:line>
        <draw:custom-shape draw:style-name="gr9" draw:text-style-name="P6" draw:layer="layout" svg:width="1.27cm" svg:height="1.27cm" svg:x="13.192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715cm" svg:y1="17.256cm" svg:x2="26.146cm" svg:y2="17.256cm">
          <text:p/>
        </draw:line>
        <draw:custom-shape draw:style-name="gr9" draw:text-style-name="P6" draw:layer="layout" svg:width="1.27cm" svg:height="1.27cm" svg:x="14.97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14cm" svg:y1="12.049cm" svg:x2="13.446cm" svg:y2="13.573cm">
          <text:p/>
        </draw:line>
        <draw:line draw:style-name="gr3" draw:text-style-name="P4" draw:layer="layout" svg:x1="10.398cm" svg:y1="12.43cm" svg:x2="14.97cm" svg:y2="17.129cm">
          <text:p/>
        </draw:line>
        <draw:custom-shape draw:style-name="gr6" draw:text-style-name="P5" draw:layer="layout" svg:width="1.27cm" svg:height="1.143cm" svg:x="17.764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335cm" svg:y1="13.573cm" svg:x2="14.843cm" svg:y2="12.557cm">
          <text:p/>
        </draw:line>
        <draw:line draw:style-name="gr3" draw:text-style-name="P4" draw:layer="layout" svg:x1="15.986cm" svg:y1="16.621cm" svg:x2="18.018cm" svg:y2="12.43cm">
          <text:p/>
        </draw:line>
        <draw:custom-shape draw:style-name="gr6" draw:text-style-name="P5" draw:layer="layout" svg:width="1.27cm" svg:height="1.143cm" svg:x="14.46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27cm" svg:height="1.27cm" svg:x="18.907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399cm" svg:y1="11.414cm" svg:x2="19.161cm" svg:y2="9.763cm">
          <text:p/>
        </draw:line>
        <draw:custom-shape draw:style-name="gr6" draw:text-style-name="P5" draw:layer="layout" svg:width="1.27cm" svg:height="1.143cm" svg:x="21.066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05cm" svg:y1="9.763cm" svg:x2="21.32cm" svg:y2="11.414cm">
          <text:p/>
        </draw:line>
        <draw:custom-shape draw:style-name="gr5" draw:text-style-name="P1" draw:layer="layout" svg:width="1.27cm" svg:height="1.27cm" svg:x="20.685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923cm" svg:y1="9.001cm" svg:x2="21.066cm" svg:y2="7.096cm">
          <text:p/>
        </draw:line>
        <draw:frame draw:style-name="gr11" draw:text-style-name="P8" draw:layer="layout" svg:width="13.843cm" svg:height="1.016cm" svg:x="20.558cm" svg:y="19.288cm">
          <draw:text-box>
            <text:p>Autoria: Codekillers</text:p>
          </draw:text-box>
        </draw:frame>
        <draw:frame draw:style-name="gr4" draw:text-style-name="P8" draw:layer="layout" svg:width="4.064cm" svg:height="1.673cm" svg:x="21.28cm" svg:y="8.317cm">
          <draw:text-box>
            <text:p>Deploy actual</text:p>
          </draw:text-box>
        </draw:frame>
        <draw:frame draw:style-name="gr12" draw:text-style-name="P8" draw:layer="layout" svg:width="9.144cm" svg:height="1.673cm" svg:x="16.494cm" svg:y="5.064cm">
          <draw:text-box>
            <text:p>Mergear al master inicia la buil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4T16:27:22.519906734</meta:creation-date>
    <dc:date>2020-06-14T19:57:14.053399187</dc:date>
    <meta:editing-duration>PT2H8M39S</meta:editing-duration>
    <meta:editing-cycles>2</meta:editing-cycles>
    <meta:generator>LibreOffice/6.1.5.2$Linux_X86_64 LibreOffice_project/10$Build-2</meta:generator>
    <meta:document-statistic meta:object-count="32"/>
  </office:meta>
</office:document-meta>
</file>